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fa81" officeooo:paragraph-rsid="0007fa81"/>
    </style:style>
    <style:style style:name="P2" style:family="paragraph" style:parent-style-name="Standard">
      <style:text-properties officeooo:rsid="0007fa81" officeooo:paragraph-rsid="0008d866"/>
    </style:style>
    <style:style style:name="P3" style:family="paragraph" style:parent-style-name="Standard">
      <style:text-properties officeooo:rsid="0007fa81" officeooo:paragraph-rsid="000b38b3"/>
    </style:style>
    <style:style style:name="P4" style:family="paragraph" style:parent-style-name="Standard">
      <style:text-properties officeooo:rsid="0009fa3c" officeooo:paragraph-rsid="000b38b3"/>
    </style:style>
    <style:style style:name="P5" style:family="paragraph" style:parent-style-name="Standard">
      <style:text-properties officeooo:rsid="000c368e" officeooo:paragraph-rsid="000c93a9"/>
    </style:style>
    <style:style style:name="P6" style:family="paragraph" style:parent-style-name="Standard">
      <style:text-properties officeooo:rsid="000c6f51" officeooo:paragraph-rsid="000c6f51"/>
    </style:style>
    <style:style style:name="P7" style:family="paragraph" style:parent-style-name="Standard">
      <style:text-properties officeooo:rsid="000c93a9" officeooo:paragraph-rsid="000c93a9"/>
    </style:style>
    <style:style style:name="P8" style:family="paragraph" style:parent-style-name="Standard">
      <style:text-properties officeooo:rsid="0011433b" officeooo:paragraph-rsid="0011433b"/>
    </style:style>
    <style:style style:name="P9" style:family="paragraph" style:parent-style-name="Standard">
      <style:text-properties officeooo:rsid="0012383c" officeooo:paragraph-rsid="0012383c"/>
    </style:style>
    <style:style style:name="P10" style:family="paragraph" style:parent-style-name="Standard">
      <style:text-properties officeooo:rsid="0008d866" officeooo:paragraph-rsid="00094207"/>
    </style:style>
    <style:style style:name="P11" style:family="paragraph" style:parent-style-name="Standard">
      <style:text-properties officeooo:rsid="0007fa81" officeooo:paragraph-rsid="0012383c"/>
    </style:style>
    <style:style style:name="P12" style:family="paragraph" style:parent-style-name="Standard">
      <style:text-properties officeooo:rsid="00157551" officeooo:paragraph-rsid="00157551"/>
    </style:style>
    <style:style style:name="P13" style:family="paragraph" style:parent-style-name="Standard">
      <style:text-properties style:text-underline-style="none" officeooo:rsid="00157551" officeooo:paragraph-rsid="00157551"/>
    </style:style>
    <style:style style:name="P1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57551" officeooo:paragraph-rsid="00157551" style:text-blinking="false" fo:background-color="transparent"/>
    </style:style>
    <style:style style:name="P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8d866"/>
    </style:style>
    <style:style style:name="T2" style:family="text">
      <style:text-properties officeooo:rsid="000b38b3"/>
    </style:style>
    <style:style style:name="T3" style:family="text">
      <style:text-properties officeooo:rsid="000c93a9"/>
    </style:style>
    <style:style style:name="T4" style:family="text">
      <style:text-properties fo:font-weight="bold"/>
    </style:style>
    <style:style style:name="T5" style:family="text">
      <style:text-properties fo:font-weight="normal" style:font-weight-asian="normal" style:font-weight-complex="normal"/>
    </style:style>
    <style:style style:name="T6" style:family="text">
      <style:text-properties officeooo:rsid="00105c81"/>
    </style:style>
    <style:style style:name="T7" style:family="text">
      <style:text-properties officeooo:rsid="00166f1d"/>
    </style:style>
    <style:style style:name="T8" style:family="text">
      <style:text-properties style:text-underline-style="none" officeooo:rsid="00166f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quitecturas Avanzadas de Computo</text:p>
      <text:p text:style-name="P1"/>
      <text:p text:style-name="P1">Objetivo:</text:p>
      <text:p text:style-name="P1">El siguiente informe es un trabajo final correspondiente al curso Arquitecturas avanzadas de computo dictado durante la escuela de ciencias informaticas en la uba en el 2018, cuyo objetivo es realizar una comparación entre los tiempos de ejecucion de un algoritmo de ordenamiento implementado sobre distintas arquitecturas y tratando de aprovechar al maximo la paralelizacion de tareas. </text:p>
      <text:p text:style-name="P1"/>
      <text:p text:style-name="P1">Introduccion:</text:p>
      <text:p text:style-name="P2"><text:span text:style-name="T1">E</text:span>xisten un conjunto de distintas arquitecturas <text:span text:style-name="T1">que fueron creadas para resolver tareas especificas, pero actualmente pueden llegar a ser utiles para la resolucion de problemas de cualquier indole. Dichos problemas, dependiendo de la cantidad de operaciones que realizan, pueden llegar a tardar un tiempo prolongado para su resolucion. Sin embargo, en algunos casos estos tiempos pueden ser ampliamente mejorados con la programacion en paralelo. Existen diferentes formas de ejecutar programas en paralelo y la mayoria depende del hardware que se utiliza.</text:span></text:p>
      <text:p text:style-name="P10">En un comienzo la programacion en paralelo era simulada debido al alto costo del hardware, pero aun asi se obtenian mejores resultados. Hoy en dia, en la mayoria de los dispositivos informaticos que utilizamos cotidianamente es habitual que posean un procesador multinucleo, que combina dos o mas microprocesadores en un solo circuito integrado, lo que permite que el programador cuente con una forma de paralelismo real a nivel de threads. Para facilitar al programador hacer uso de esta ventaja se desarrollaron distintas interfaces de programacion como OpenMP que permite añadir concurrencia a programas desarrollados en C,C++ y Fortran.</text:p>
      <text:p text:style-name="P4">Otra arquitectura interesante son las unidades de procesamiento grafico o GPU, que son dispositivos <text:s/>desarrollados para el procesamiento de graficos u operaciones de punto flotante <text:span text:style-name="T2">que cuentan</text:span> <text:span text:style-name="T2">con una gran cantidad de nucleos</text:span>. <text:span text:style-name="T2">Con el tiempo, estos dispositivos empezaron a ser utilizados para el calculo cientifico de proposito general (en inglés GPGPU - General-Purpose Computing on Graphics Processing Units) dado que de esta forma muchas aplicaciónes mejoraban enormemente sus tiempos de ejecucion. Por estos motivos, empresas como NVIDIA introdujeron en sus tarjetas graficas la arquitectura CUDA para el calculo paralelo de proposito general.</text:span></text:p>
      <text:p text:style-name="P3"/>
      <text:p text:style-name="P1">Algoritmo:</text:p>
      <text:p text:style-name="P6">En este informe se decidio utilizar el algoritmo de ordenamiento Quicksort y comparar sus tiempos de ejecucion de distintas implementaciones que buscan explotar las ventajas de diferentes arquitecturas.</text:p>
      <text:p text:style-name="P6">El algoritmo quicksort es uno de los algortimos de ordenamiento mas eficientes y funciona de la siguiente forma:</text:p>
      <text:p text:style-name="P6">- Elige un valor del arreglo al cual llamaremos pivote.</text:p>
      <text:p text:style-name="P6">- Resitua a los demas elementos de la lista a cada lado del pivote, insertando a todos los elementos menores que el pivote del lado izquierdo y a los mayores del lado derecho.</text:p>
      <text:p text:style-name="P6">- De esta forma, las lista inicial queda separada en dos sublistas, una con los elementos menores que el pivote y otra con los elementos mayores por lo cual pueden ser ordenadas de forma independientes. Notar que el pivote se encuentra en su posicial correspondiente respecto del arreglo ordenado.</text:p>
      <text:p text:style-name="P6">- El algoritmo repite el proceso <text:span text:style-name="T3">de forma recursiva para cada sublista mientras estas contengan mas de un elemento. Una vez terminado el proceso el arreglo esta ordenado.</text:span></text:p>
      <text:p text:style-name="P7">Este algoritmo fue creado por<text:span text:style-name="T4"> </text:span><text:span text:style-name="T5">el cientifico britanico Tony Hoare, quien sugirio que cuando la lista de numeros a ordenar no es demasiado grande es mejor utilizar otro algoritmo.</text:span></text:p>
      <text:p text:style-name="P5">La programacion en paralelo consiste en dividir un problema en subproblemas(lo mas independientes posibles), con el fin de optimizar el tiempo de ejecucion del programa. <text:span text:style-name="T3">Esto es exactamente lo que hace el algoritmo quicksort y es lo que se trato de explotar en las distintas implementaciones para reducir el tiempo de ejecucion.</text:span></text:p>
      <text:p text:style-name="P1"><text:soft-page-break/>Experimento<text:span text:style-name="T6">s:</text:span></text:p>
      <text:p text:style-name="P8">Los programas utilizados estan disponibles en un repositorio de Github y fueron ejecutados en una maquina con las siguientes caracteristicas:</text:p>
      <text:p text:style-name="P9">CARACTERISTICAS DE LA CPU</text:p>
      <text:p text:style-name="P9">CARACTERISTICAS DE LA GPU</text:p>
      <text:p text:style-name="P12">Para obtener estos resultados se fueron modificando las macros de los programas para establecer el numero de elementos a ordenar, la cantidad de hilos y otros valores para tratar de sacar el mayor provecho al algoritmo.</text:p>
      <text:p text:style-name="P13">IMAGENES</text:p>
      <text:p text:style-name="P12">Tener en cuenta que los arreglos fueron creados con numeros pseudo-aleatorios y no sobre alguna distribucion en particular.</text:p>
      <text:p text:style-name="P11"/>
      <text:p text:style-name="P12">Conclusion:</text:p>
      <text:p text:style-name="P14"><text:bookmark text:name="docs-internal-guid-ea2c3b26-7fff-ebed-30b3-91f30ceaded3"/><text:span text:style-name="T7">Como se observa en los experimentos cada implementación hace mejor o peor tiempo dependiendo del número de elementos que posea el arreglo.</text:span></text:p>
      <text:p text:style-name="P15">Si la cantidad de elementos es pequeña (menos de 100000), sería conveniente utilizar la versión secuencial del algoritmo sin ninguna optimización en cuanto a la paralelización pues el algoritmo corre lo suficientemente rápido y no pierde tiempo en la creación de nuevos hilos.</text:p>
      <text:p text:style-name="P15">Si la cantidad de elementos pasa a ser un poco más grande (entre 500000 y 5000000) es útil utilizar varios núcleos del procesador para ejecutar varios hilos y paralelizar la operaciones.</text:p>
      <text:p text:style-name="P15">Sin embargo, a si la cantidad de números es muy grande la mejor opción es la implementación GPU del algoritmo. Esta última versión es varias veces mas rapida que la anterior, si bien en un principio se puede pensar que esto es debido a la superioridad del dispositivo GPU con respecto a la CPU sobre la cual se llevaron a cabo los experimentos. No obstante, si bien esto puede llegar a influir en los experimentos no se puede negar la amplia mejora en los tiempo de ejecución del algoritmo.</text:p>
      <text:p text:style-name="P1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2:42:36.781249095</meta:creation-date>
    <dc:date>2018-09-01T21:07:30.693715481</dc:date>
    <meta:editing-duration>PT18M26S</meta:editing-duration>
    <meta:editing-cycles>4</meta:editing-cycles>
    <meta:generator>LibreOffice/5.1.6.2$Linux_X86_64 LibreOffice_project/10m0$Build-2</meta:generator>
    <meta:document-statistic meta:table-count="0" meta:image-count="0" meta:object-count="0" meta:page-count="2" meta:paragraph-count="28" meta:word-count="853" meta:character-count="5465" meta:non-whitespace-character-count="4638"/>
  </office:meta>
</office:document-meta>
</file>